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1" style:family="table">
      <style:table-properties style:width="13.67cm" table:align="left"/>
    </style:style>
    <style:style style:name="Table1.A" style:family="table-column">
      <style:table-column-properties style:column-width="3.06cm"/>
    </style:style>
    <style:style style:name="Table1.B" style:family="table-column">
      <style:table-column-properties style:column-width="2.395cm"/>
    </style:style>
    <style:style style:name="Table1.C" style:family="table-column">
      <style:table-column-properties style:column-width="1.722cm"/>
    </style:style>
    <style:style style:name="Table1.D" style:family="table-column">
      <style:table-column-properties style:column-width="2.346cm"/>
    </style:style>
    <style:style style:name="Table1.F" style:family="table-column">
      <style:table-column-properties style:column-width="1.801cm"/>
    </style:style>
    <style:style style:name="Table1.A1" style:family="table-cell">
      <style:table-cell-properties style:vertical-align="middle" fo:padding="0cm" fo:border="none"/>
    </style:style>
    <style:style style:name="Table1.F1" style:family="table-cell">
      <style:table-cell-properties fo:padding="0.049cm" fo:border="none"/>
    </style:style>
    <style:style style:name="Table2" style:family="table">
      <style:table-properties style:width="7.258cm" table:align="left"/>
    </style:style>
    <style:style style:name="Table2.A" style:family="table-column">
      <style:table-column-properties style:column-width="2.401cm"/>
    </style:style>
    <style:style style:name="Table2.B" style:family="table-column">
      <style:table-column-properties style:column-width="4.858cm"/>
    </style:style>
    <style:style style:name="Table2.A1" style:family="table-cell">
      <style:table-cell-properties style:vertical-align="middle" fo:padding="0cm" fo:border="none"/>
    </style:style>
    <style:style style:name="P1" style:family="paragraph" style:parent-style-name="Heading_20_1">
      <style:paragraph-properties fo:margin-left="0cm" fo:margin-right="0cm" fo:margin-top="0cm" fo:margin-bottom="0cm" style:contextual-spacing="false" fo:text-indent="0cm" style:auto-text-indent="false" fo:padding="0cm" fo:border="none"/>
      <style:text-properties style:font-name="apple-system"/>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style:font-name="apple-system"/>
    </style:style>
    <style:style style:name="P3" style:family="paragraph" style:parent-style-name="Heading_20_3">
      <style:paragraph-properties fo:margin-left="0cm" fo:margin-right="0cm" fo:margin-top="0.635cm" fo:margin-bottom="0.423cm" style:contextual-spacing="false" fo:text-indent="0cm" style:auto-text-indent="false" fo:padding="0cm" fo:border="none"/>
      <style:text-properties style:font-name="apple-system"/>
    </style:style>
    <style:style style:name="P4" style:family="paragraph" style:parent-style-name="Heading_20_3">
      <style:paragraph-properties fo:margin-left="0cm" fo:margin-right="0cm" fo:margin-top="0cm" fo:margin-bottom="0.423cm" style:contextual-spacing="false" fo:text-indent="0cm" style:auto-text-indent="false" fo:padding="0cm" fo:border="none"/>
      <style:text-properties style:font-name="apple-system"/>
    </style:style>
    <style:style style:name="P5" style:family="paragraph" style:parent-style-name="Heading_20_3">
      <style:text-properties style:font-name="apple-system"/>
    </style:style>
    <style:style style:name="P6" style:family="paragraph" style:parent-style-name="Quotations">
      <style:paragraph-properties fo:margin-left="1cm" fo:margin-right="1cm" fo:margin-top="0cm" fo:margin-bottom="0cm" style:contextual-spacing="false" fo:text-indent="0cm" style:auto-text-indent="false" fo:padding="0cm" fo:border="none"/>
      <style:text-properties style:font-name="Inter"/>
    </style:style>
    <style:style style:name="P7" style:family="paragraph" style:parent-style-name="Table_20_Contents">
      <style:paragraph-properties fo:margin-top="0cm" fo:margin-bottom="0cm" style:contextual-spacing="false"/>
      <style:text-properties style:font-name="Inter"/>
    </style:style>
    <style:style style:name="P8" style:family="paragraph" style:parent-style-name="Table_20_Contents">
      <style:paragraph-properties fo:margin-left="0cm" fo:margin-right="0cm" fo:margin-top="0cm" fo:margin-bottom="0cm" style:contextual-spacing="false" fo:text-indent="0cm" style:auto-text-indent="false"/>
      <style:text-properties style:font-name="Inter"/>
    </style:style>
    <style:style style:name="P9" style:family="paragraph" style:parent-style-name="Table_20_Heading">
      <style:paragraph-properties fo:margin-left="0cm" fo:margin-right="0cm" fo:margin-top="0cm" fo:margin-bottom="0cm" style:contextual-spacing="false" fo:text-indent="0cm" style:auto-text-indent="false"/>
      <style:text-properties style:font-name="Inter"/>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style:font-name="Inter"/>
    </style:style>
    <style:style style:name="P11" style:family="paragraph" style:parent-style-name="Text_20_body">
      <style:paragraph-properties fo:margin-left="0cm" fo:margin-right="0cm" fo:margin-top="0cm" fo:margin-bottom="0.423cm" style:contextual-spacing="false" fo:text-indent="0cm" style:auto-text-indent="false" fo:padding="0cm" fo:border="none"/>
      <style:text-properties style:font-name="Inter"/>
    </style:style>
    <style:style style:name="P12" style:family="paragraph" style:parent-style-name="Text_20_body">
      <style:paragraph-properties fo:margin-left="0cm" fo:margin-right="0cm" fo:margin-top="0.635cm" fo:margin-bottom="0.423cm" style:contextual-spacing="false" fo:text-indent="0cm" style:auto-text-indent="false" fo:padding="0cm" fo:border="none"/>
      <style:text-properties style:font-name="Inter"/>
    </style:style>
    <style:style style:name="P13" style:family="paragraph" style:parent-style-name="Table_20_Contents">
      <style:text-properties fo:font-size="2pt" style:font-size-asian="2pt" style:font-size-complex="2pt"/>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style>
    <style:style style:name="P15" style:family="paragraph" style:parent-style-name="Heading_20_3">
      <style:paragraph-properties fo:margin-left="0cm" fo:margin-right="0cm" fo:margin-top="0cm" fo:margin-bottom="0cm" style:contextual-spacing="false" fo:text-indent="0cm" style:auto-text-indent="false" fo:padding="0cm" fo:border="none"/>
      <style:text-properties style:font-name="apple-system" fo:font-weight="bold" style:font-weight-asian="bold" style:font-weight-complex="bold"/>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style:font-name="Inter"/>
    </style:style>
    <style:style style:name="P17"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font-name="Inter"/>
    </style:style>
    <style:style style:name="P18" style:family="paragraph" style:parent-style-name="Text_20_body" style:list-style-name="L3">
      <style:paragraph-properties fo:margin-left="0cm" fo:margin-right="0cm" fo:margin-top="0.423cm" fo:margin-bottom="0.423cm" style:contextual-spacing="false" fo:text-indent="0cm" style:auto-text-indent="false" fo:padding="0cm" fo:border="none"/>
      <style:text-properties style:font-name="Inter"/>
    </style:style>
    <style:style style:name="P19" style:family="paragraph" style:parent-style-name="Text_20_body" style:list-style-name="L4">
      <style:paragraph-properties fo:margin-left="0cm" fo:margin-right="0cm" fo:margin-top="0.423cm" fo:margin-bottom="0.423cm" style:contextual-spacing="false" fo:text-indent="0cm" style:auto-text-indent="false" fo:padding="0cm" fo:border="none"/>
      <style:text-properties style:font-name="Inter"/>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style:font-name="Inter"/>
    </style:style>
    <style:style style:name="P21" style:family="paragraph" style:parent-style-name="Text_20_body">
      <style:paragraph-properties fo:margin-left="0cm" fo:margin-right="0cm" fo:margin-top="0cm" fo:margin-bottom="0.423cm" style:contextual-spacing="false" fo:text-indent="0cm" style:auto-text-indent="false" fo:padding="0cm" fo:border="none"/>
      <style:text-properties style:font-name="Inter"/>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style:font-name="Inter" fo:font-size="14pt" fo:font-weight="bold" officeooo:rsid="00142f8f" officeooo:paragraph-rsid="00142f8f" style:font-weight-asian="bold" style:font-weight-complex="bold"/>
    </style:style>
    <style:style style:name="T1" style:family="text">
      <style:text-properties style:font-name="Inter"/>
    </style:style>
    <style:style style:name="T2" style:family="text">
      <style:text-properties style:font-name="Inter" loext:padding="0cm" loext:border="none"/>
    </style:style>
    <style:style style:name="T3" style:family="text">
      <style:text-properties style:font-name="Inte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24292e" loext:opacity="100%" fo:letter-spacing="normal"/>
    </style:style>
    <style:style style:name="T6" style:family="text">
      <style:text-properties fo:font-variant="normal" fo:text-transform="none" fo:color="#24292e" loext:opacity="100%" fo:font-size="10.5pt" fo:letter-spacing="normal" fo:font-style="normal"/>
    </style:style>
    <style:style style:name="T7" style:family="text">
      <style:text-properties fo:font-variant="normal" fo:text-transform="none" fo:color="#24292e" loext:opacity="100%" fo:font-size="10.5pt" fo:letter-spacing="normal" fo:font-style="normal" fo:font-weight="normal"/>
    </style:style>
    <style:style style:name="T8" style:family="text">
      <style:text-properties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How are arrays stored in memory?</text:h>
      <text:p text:style-name="P11">In Java, arrays are dynamically allocated. Arrays are stored in the memory using a reference pointer, which points to the first element. For example, if we create an array of size 3 and name it myArray, then the variable will point to the start of the array. See the figure below:</text:p>
      <text:p text:style-name="P10">The only drawback of using arrays is that we have to specify the size of the array during the time of instantiation. That means the size remains fixed and can not be extended. If we want to add more elements, we will have to create a new array, copy all the items from the old array to the new one, and then insert the new element.</text:p>
      <text:p text:style-name="P11"/>
      <text:p text:style-name="P11"><text:span text:style-name="T4">A linked list</text:span> is a linear data structure consisting of nodes where each node contains data and a pointer to the next node in the list. There are two kinds of linked lists:</text:p>
      <text:list xml:id="list2192464462" text:style-name="L1">
        <text:list-item>
          <text:p text:style-name="P16">Singly linked list</text:p>
        </text:list-item>
        <text:list-item>
          <text:p text:style-name="P16">Doubly link</text:p>
        </text:list-item>
      </text:list>
      <text:p text:style-name="Standard"/>
      <text:p text:style-name="Standard"/>
      <text:p text:style-name="P14"><text:span text:style-name="T3">A stack</text:span><text:span text:style-name="T1"> is a collection of elements in which the storage and retrieval follows the </text:span><text:span text:style-name="Emphasis"><text:span text:style-name="T2">Last in First Out (LIFO)</text:span></text:span><text:span text:style-name="T1"> ordering. This means that the last element added is the element on the top, and the first element added is at the bottom.</text:span></text:p>
      <text:p text:style-name="P11">A real-life example of Stack could be a stack of books. To get the book that’s somewhere in the middle, you will have to remove all the books placed at the top of it. Also, the last book you added to the Stack of books is at the top!</text:p>
      <text:h text:style-name="P5" text:outline-level="3">Divide and conquer method</text:h>
      <text:p text:style-name="P14"><text:span text:style-name="T1">Divide and conquer is an algorithmic paradigm in which the problem is </text:span><text:span text:style-name="Emphasis"><text:span text:style-name="T2">repeatedly</text:span></text:span><text:span text:style-name="T1"> divided into subproblems until we reach a point where each problem is </text:span><text:span text:style-name="Strong_20_Emphasis"><text:span text:style-name="T2">similar and atomic</text:span></text:span><text:span text:style-name="T1">, i.e., can’t be further divided. At this point, we start solving these atomic problems and combining (merging) the solutions together. Therefore, divide and donquer solutions have the following three steps:</text:span></text:p>
      <text:list xml:id="list4146815976" text:style-name="L2">
        <text:list-item>
          <text:p text:style-name="P17">Divide</text:p>
        </text:list-item>
        <text:list-item>
          <text:p text:style-name="P17">Conquer</text:p>
        </text:list-item>
        <text:list-item>
          <text:p text:style-name="P17">Merge</text:p>
        </text:list-item>
      </text:list>
      <text:p text:style-name="P10"/>
      <text:p text:style-name="P22"/>
      <text:p text:style-name="P22"/>
      <text:p text:style-name="P22"/>
      <text:p text:style-name="P22"/>
      <text:p text:style-name="P22"/>
      <text:p text:style-name="P22"><text:soft-page-break/>Binary Search</text:p>
      <text:p text:style-name="P10"><text:span text:style-name="T7">a </text:span><text:span text:style-name="Strong_20_Emphasis"><text:span text:style-name="T8">fascinating property</text:span></text:span><text:span text:style-name="T5"> </text:span><text:span text:style-name="T7">of sorted arrays is that regardless of the element we are looking at, we can be sure that the next element has either a value greater than or equal to the current element and the previous element has either a value lesser than or equal to the current element.</text:span></text:p>
      <text:h text:style-name="P15" text:outline-level="3"><text:span text:style-name="T6">Time complexity</text:span></text:h>
      <text:p text:style-name="P11">If we start in the middle of the array, either we are lucky and the element matches or we discard half of the array. In the worst case, we repeatedly discard half of the sub-arrays from the previous step until the array can no longer be subdivided, i.e., it is of size 1. An array of size n can be divided into halves lg n times until we reach a subarray of size 1. Hence, the time complexity of finding an element in a sorted array using this technique is O(lg n).</text:p>
      <text:p text:style-name="P10"><text:span text:style-name="T7"/></text:p>
      <text:h text:style-name="P2" text:outline-level="3">Selection sort algorithm</text:h>
      <text:p text:style-name="P11">The algorithm divides the input array into two parts: the sublist of already-sorted elements, which is built up from left to right, and the sublist of the remaining elements that occupy the rest of the list and need to be sorted.</text:p>
      <text:p text:style-name="P11">Initially, the sorted sublist is empty and the unsorted sublist is the entire input list. The algorithm proceeds by finding the smallest (or largest, depending on sorting order) element in the unsorted sublist, exchanging (swapping) it with the leftmost unsorted element (putting it in sorted order), and moving the sublist boundaries one element to the right.</text:p>
      <text:p text:style-name="P11">In other words, this algorithm works by iterating over the array and swapping each element with the minimum element found in the rest of the array.</text:p>
      <text:h text:style-name="P1" text:outline-level="1">Bubble sort algorithm</text:h>
      <text:p text:style-name="P11">This is another famous sorting algorithm also known as “sinking sort”. It works by comparing adjacent pairs of elements and swapping them if they are in the wrong order. This is repeated until the array is sorted.</text:p>
      <text:p text:style-name="P11">Think of it this way: a bubble passes over the array and “catches” the maximum/minimum element and brings it over to the right side.</text:p>
      <text:p text:style-name="P10"/>
      <text:h text:style-name="P1" text:outline-level="1">Insertion sort</text:h>
      <text:p text:style-name="P11">Insertion sort is another very famous sorting algorithm, and it works the way you would naturally sort items in real life.</text:p>
      <text:p text:style-name="P11">It iterates over the given array, figures out what the correct position of every element is, and inserts each element in its place.</text:p>
      <text:h text:style-name="P1" text:outline-level="1"><text:soft-page-break/>Merge Sort</text:h>
      <text:p text:style-name="P11">Merge sort is a recursive divide and conquer algorithm that essentially divides a given array into two halves, sorts those halves, and merges them together in order. The base case merges two arrays of size 1 so that, eventually, the single elements are merged in order; the merge part is where most of the heavy lifting happens.</text:p>
      <text:h text:style-name="P1" text:outline-level="1">Quicksort</text:h>
      <text:p text:style-name="P14"><text:span text:style-name="T1">Quicksort is the fastest known </text:span><text:span text:style-name="Emphasis"><text:span text:style-name="T2">comparison-based</text:span></text:span><text:span text:style-name="T1"> sorting algorithm for arrays in the average case.</text:span></text:p>
      <text:p text:style-name="P6">Caveat: Merge sort works better on linked lists, and there are other non-comparison based algorithms that outperform quicksort.</text:p>
      <text:h text:style-name="P3" text:outline-level="3">Quick sort algorithm</text:h>
      <text:list xml:id="list1858119336" text:style-name="L3">
        <text:list-item>
          <text:p text:style-name="P18">Start with an array of n elements.</text:p>
        </text:list-item>
        <text:list-item>
          <text:p text:style-name="P18">Choose a pivot element from the array to be sorted.</text:p>
        </text:list-item>
        <text:list-item>
          <text:p text:style-name="P18">Partition the array into two unsorted subarrays, such that all elements in one subarray are less than the pivot and all the elements in the other subarray are greater than the pivot.</text:p>
        </text:list-item>
        <text:list-item>
          <text:p text:style-name="P18">Elements that are equal to the pivot can go in either subarray.</text:p>
        </text:list-item>
        <text:list-item>
          <text:p text:style-name="P18">Sort each subarray recursively to yield two sorted subarrays.</text:p>
        </text:list-item>
        <text:list-item>
          <text:p text:style-name="P18">Concatenate the two sorted subarrays and the pivot to yield one sorted array.</text:p>
        </text:list-item>
      </text:list>
      <text:h text:style-name="P3" text:outline-level="3">How to pick the pivot?</text:h>
      <text:list xml:id="list1519617708" text:style-name="L4">
        <text:list-item>
          <text:p text:style-name="P19">Choose randomly The pivot can be picked randomly from the given elements. The chance of picking the smallest element in the array, if we are doing ascending order sorting is asymptotically equivalent to 1/{n^{n-1}}. So, the larger the input size, the lower the chances of the worst-case scenario occurring.</text:p>
        </text:list-item>
        <text:list-item>
          <text:p text:style-name="P19">Median-of-three strategy Pick three random elements from the array and find their median. This strategy ensures that the first element is not picked. Note <text:soft-page-break/>that if we always pick the smallest element in the array as the pivot, the left hand side array is always empty and all the remaining items end up in the right hand side array. This means that the array will be subdivided a total of O(n)O(n) times. Since the merge step takes O(n)O(n) for each divide step, this has a total time complexity of O(n^2). However, you can probably guess that the worst case occurs infrequently. Furthermore, the chances of the worst-case scenario occurring can be reduced considerably by picking a good pivot.</text:p>
        </text:list-item>
      </text:list>
      <text:p text:style-name="P1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Line94440453422944">
            <table:table-cell table:style-name="Table1.A1" office:value-type="string">
              <text:p text:style-name="P9"><text:line-break/>Insertion</text:p>
            </table:table-cell>
            <table:table-cell table:style-name="Table1.A1" office:value-type="string">
              <text:p text:style-name="P9">Selection</text:p>
            </table:table-cell>
            <table:table-cell table:style-name="Table1.A1" office:value-type="string">
              <text:p text:style-name="P9">Merge</text:p>
            </table:table-cell>
            <table:table-cell table:style-name="Table1.A1" office:value-type="string">
              <text:p text:style-name="P9">Quick</text:p>
            </table:table-cell>
            <table:table-cell table:style-name="Table1.A1" office:value-type="string">
              <text:p text:style-name="P9">Bubble</text:p>
            </table:table-cell>
            <table:table-cell table:style-name="Table1.F1" office:value-type="string">
              <text:p text:style-name="P13"/>
            </table:table-cell>
          </table:table-row>
        </table:table-header-rows>
        <table:table-row table:style-name="TableLine94440453647872">
          <table:table-cell table:style-name="Table1.A1" office:value-type="string">
            <text:p text:style-name="P8">Best case</text:p>
          </table:table-cell>
          <table:table-cell table:style-name="Table1.A1" office:value-type="string">
            <text:p text:style-name="P8">O(n)</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log(n))</text:p>
          </table:table-cell>
          <table:table-cell table:style-name="Table1.A1" office:value-type="string">
            <text:p text:style-name="P8">O(n)</text:p>
          </table:table-cell>
        </table:table-row>
        <table:table-row table:style-name="TableLine94440453649312">
          <table:table-cell table:style-name="Table1.A1" office:value-type="string">
            <text:p text:style-name="P8">Average case</text:p>
          </table:table-cell>
          <table:table-cell table:style-name="Table1.A1" office:value-type="string">
            <text:p text:style-name="P8">O(n^2)</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log(n))</text:p>
          </table:table-cell>
          <table:table-cell table:style-name="Table1.A1" office:value-type="string">
            <text:p text:style-name="P8">O(n^2)</text:p>
          </table:table-cell>
        </table:table-row>
        <table:table-row table:style-name="TableLine94440453650544">
          <table:table-cell table:style-name="Table1.A1" office:value-type="string">
            <text:p text:style-name="P8">Worst case</text:p>
          </table:table-cell>
          <table:table-cell table:style-name="Table1.A1" office:value-type="string">
            <text:p text:style-name="P8">O(n^2)</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2)</text:p>
          </table:table-cell>
          <table:table-cell table:style-name="Table1.A1" office:value-type="string">
            <text:p text:style-name="P7">O(n^2)</text:p>
          </table:table-cell>
        </table:table-row>
      </table:table>
      <text:p text:style-name="P10"/>
      <text:p text:style-name="P10"/>
      <text:p text:style-name="P10"/>
      <text:h text:style-name="P3" text:outline-level="3">Analysis of quicksort</text:h>
      <text:p text:style-name="P12">This version of quicksort does not use any extra space because it sorts the array in-place.</text:p>
      <text:p text:style-name="Text_20_body"><text:line-break/></text:p>
      <text:p text:style-name="P11">Note that the worst-case time complexity of quicksort is in O(n^2) although the occurrence is rare. The average case complexity of quicksort is in O(nlog(n)) because, for each log(n) recursive call, the given array is iterated over.</text:p>
      <text:h text:style-name="P3" text:outline-level="3">QuickSort vs. MergeSort</text:h>
      <text:p text:style-name="P11">Here, we are looking at a comparison of the two sorting algorithms in terms of the two stages:</text:p>
      <table:table table:name="Table2" table:style-name="Table2">
        <table:table-column table:style-name="Table2.A"/>
        <table:table-column table:style-name="Table2.B"/>
        <table:table-header-rows>
          <table:table-row table:style-name="TableLine94440453653792">
            <table:table-cell table:style-name="Table2.A1" office:value-type="string">
              <text:p text:style-name="P9">Merging</text:p>
            </table:table-cell>
            <table:table-cell table:style-name="Table2.A1" office:value-type="string">
              <text:p text:style-name="P9">Dividing</text:p>
            </table:table-cell>
          </table:table-row>
        </table:table-header-rows>
        <table:table-row table:style-name="TableLine94440453663664">
          <table:table-cell table:style-name="Table2.A1" office:value-type="string">
            <text:p text:style-name="P8">MergeSort</text:p>
          </table:table-cell>
          <table:table-cell table:style-name="Table2.A1" office:value-type="string">
            <text:p text:style-name="P8">All the work</text:p>
          </table:table-cell>
        </table:table-row>
        <table:table-row table:style-name="TableLine94440453664288">
          <table:table-cell table:style-name="Table2.A1" office:value-type="string">
            <text:p text:style-name="P8">QuickSort</text:p>
          </table:table-cell>
          <table:table-cell table:style-name="Table2.A1" office:value-type="string">
            <text:p text:style-name="P7">Simple concatenatio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27:14.672225040</meta:creation-date>
    <dc:date>2022-10-09T09:18:20.455301343</dc:date>
    <meta:editing-duration>PT13M2S</meta:editing-duration>
    <meta:editing-cycles>4</meta:editing-cycles>
    <meta:generator>LibreOffice/7.3.2.2$Linux_X86_64 LibreOffice_project/30$Build-2</meta:generator>
    <meta:document-statistic meta:table-count="2" meta:image-count="0" meta:object-count="0" meta:page-count="4" meta:paragraph-count="77" meta:word-count="1177" meta:character-count="6687" meta:non-whitespace-character-count="5597"/>
  </office:meta>
</office:document-meta>
</file>